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0409in"/>
    </style:style>
    <style:style style:name="co4" style:family="table-column">
      <style:table-column-properties fo:break-before="auto" style:column-width="1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ost Qso's</text:p>
          </table:table-cell>
          <table:table-cell office:value-type="string" calcext:value-type="string">
            <text:p>max Qso's</text:p>
          </table:table-cell>
          <table:table-cell table:style-name="Default" office:value-type="string" calcext:value-type="string">
            <text:p>first place Qso's %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6" calcext:value-type="float">
            <text:p>86</text:p>
          </table:table-cell>
          <table:table-cell office:value-type="float" office:value="304" calcext:value-type="float">
            <text:p>304</text:p>
          </table:table-cell>
          <table:table-cell table:formula="of:=[.B2]*8" office:value-type="float" office:value="688" calcext:value-type="float">
            <text:p>688</text:p>
          </table:table-cell>
          <table:table-cell table:formula="of:=([.B2]*2)/[.C2]" office:value-type="float" office:value="0.56578947368421" calcext:value-type="float">
            <text:p>0.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  <table:table-cell table:formula="of:=[.B3]*8" office:value-type="float" office:value="416" calcext:value-type="float">
            <text:p>416</text:p>
          </table:table-cell>
          <table:table-cell table:formula="of:=([.B3]*2)/[.C3]" office:value-type="float" office:value="0.40625" calcext:value-type="float">
            <text:p>0.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table:formula="of:=[.B4]*8" office:value-type="float" office:value="520" calcext:value-type="float">
            <text:p>520</text:p>
          </table:table-cell>
          <table:table-cell table:formula="of:=([.B4]*2)/[.C4]" office:value-type="float" office:value="0.477941176470588" calcext:value-type="float">
            <text:p>0.4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table:formula="of:=[.B5]*8" office:value-type="float" office:value="480" calcext:value-type="float">
            <text:p>480</text:p>
          </table:table-cell>
          <table:table-cell table:formula="of:=([.B5]*2)/[.C5]" office:value-type="float" office:value="0.428571428571429" calcext:value-type="float">
            <text:p>0.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table:formula="of:=[.B6]*8" office:value-type="float" office:value="392" calcext:value-type="float">
            <text:p>392</text:p>
          </table:table-cell>
          <table:table-cell table:formula="of:=([.B6]*2)/[.C6]" office:value-type="float" office:value="0.426086956521739" calcext:value-type="float">
            <text:p>0.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office:value-type="float" office:value="331" calcext:value-type="float">
            <text:p>331</text:p>
          </table:table-cell>
          <table:table-cell table:formula="of:=[.B7]*8" office:value-type="float" office:value="648" calcext:value-type="float">
            <text:p>648</text:p>
          </table:table-cell>
          <table:table-cell table:formula="of:=([.B7]*2)/[.C7]" office:value-type="float" office:value="0.489425981873112" calcext:value-type="float">
            <text:p>0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3:43:59.799189222</meta:creation-date>
    <meta:generator>LibreOffice/4.3.3.2$Linux_X86_64 LibreOffice_project/430m0$Build-2</meta:generator>
    <dc:date>2017-05-12T23:54:13.853318545</dc:date>
    <meta:editing-duration>PT10M14S</meta:editing-duration>
    <meta:editing-cycles>1</meta:editing-cycles>
    <meta:document-statistic meta:table-count="1" meta:cell-count="35" meta:object-count="0"/>
  </office:meta>
</office:document-meta>
</file>